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officeooo:rsid="00196ed6" officeooo:paragraph-rsid="00196ed6"/>
    </style:style>
    <style:style style:name="P2" style:family="paragraph" style:parent-style-name="Text_20_body">
      <style:paragraph-properties fo:text-align="center" style:justify-single-word="false"/>
      <style:text-properties officeooo:rsid="00196ed6" officeooo:paragraph-rsid="0019ccb3"/>
    </style:style>
    <style:style style:name="P3" style:family="paragraph" style:parent-style-name="Table_20_Contents">
      <style:paragraph-properties fo:text-align="center" style:justify-single-word="false"/>
      <style:text-properties officeooo:rsid="0019ccb3" officeooo:paragraph-rsid="0019ccb3"/>
    </style:style>
    <style:style style:name="P4" style:family="paragraph" style:parent-style-name="Table_20_Contents">
      <style:paragraph-properties fo:text-align="center" style:justify-single-word="false"/>
      <style:text-properties officeooo:rsid="001a96e1" officeooo:paragraph-rsid="001a96e1"/>
    </style:style>
    <style:style style:name="P5" style:family="paragraph" style:parent-style-name="Table_20_Contents">
      <style:paragraph-properties fo:text-align="center" style:justify-single-word="false"/>
      <style:text-properties officeooo:rsid="0025541e" officeooo:paragraph-rsid="001a96e1"/>
    </style:style>
    <style:style style:name="P6" style:family="paragraph" style:parent-style-name="Table_20_Contents">
      <style:paragraph-properties fo:text-align="center" style:justify-single-word="false"/>
      <style:text-properties officeooo:rsid="001baaf3" officeooo:paragraph-rsid="001baaf3"/>
    </style:style>
    <style:style style:name="P7" style:family="paragraph" style:parent-style-name="Table_20_Contents">
      <style:paragraph-properties fo:text-align="center" style:justify-single-word="false"/>
      <style:text-properties officeooo:rsid="001cd129" officeooo:paragraph-rsid="001cd12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ccb3"/>
    </style:style>
    <style:style style:name="T3" style:family="text">
      <style:text-properties officeooo:rsid="001a96e1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bold" officeooo:rsid="001f346c" style:font-weight-asian="bold" style:font-weight-complex="bold"/>
    </style:style>
    <style:style style:name="T6" style:family="text">
      <style:text-properties style:text-underline-style="none" fo:font-weight="bold" officeooo:rsid="00212ff7" style:font-weight-asian="bold" style:font-weight-complex="bold"/>
    </style:style>
    <style:style style:name="T7" style:family="text">
      <style:text-properties style:text-underline-style="none" fo:font-weight="bold" officeooo:rsid="0024a42a" style:font-weight-asian="bold" style:font-weight-complex="bold"/>
    </style:style>
    <style:style style:name="T8" style:family="text">
      <style:text-properties style:text-underline-style="none" fo:font-weight="bold" officeooo:rsid="0021dc1e" style:font-weight-asian="bold" style:font-weight-complex="bold"/>
    </style:style>
    <style:style style:name="T9" style:family="text">
      <style:text-properties style:text-underline-style="none" fo:font-weight="bold" officeooo:rsid="0022ffb9" style:font-weight-asian="bold" style:font-weight-complex="bold"/>
    </style:style>
    <style:style style:name="T10" style:family="text">
      <style:text-properties style:text-underline-style="none" fo:font-weight="bold" officeooo:rsid="0025541e" style:font-weight-asian="bold" style:font-weight-complex="bold"/>
    </style:style>
    <style:style style:name="T11" style:family="text">
      <style:text-properties style:text-underline-style="none" fo:font-weight="bold" officeooo:rsid="001a96e1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1cdb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><text:span text:style-name="T13">Cahier de texte</text:span><text:span text:style-name="T3">: « </text:span>nous corrigerons les questions 1,2,3 la prochaines fois ainsi que la 4 qui est à faire par les élèves en autonomie à la maison »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3">Temps</text:p>
          </table:table-cell>
          <table:table-cell table:style-name="Tableau1.A1" office:value-type="string">
            <text:p text:style-name="P3">Enseignant</text:p>
          </table:table-cell>
          <table:table-cell table:style-name="Tableau1.C1" office:value-type="string">
            <text:p text:style-name="P3">Élèves</text:p>
          </table:table-cell>
        </table:table-row>
        <table:table-row>
          <table:table-cell table:style-name="Tableau1.A2" table:number-columns-spanned="3" office:value-type="string">
            <text:p text:style-name="P6">On fait l’appel</text:p>
          </table:table-cell>
          <table:covered-table-cell/>
          <table:covered-table-cell/>
        </table:table-row>
        <table:table-row>
          <table:table-cell table:style-name="Tableau1.A2" table:number-columns-spanned="3" office:value-type="string">
            <text:p text:style-name="P6">Il y aura un DS la semaine prochaine, collez cette <text:span text:style-name="T1">fiches d’attendus</text:span><text:span text:style-name="T12"> sur votre feuille chapitre 1</text:span></text:p>
          </table:table-cell>
          <table:covered-table-cell/>
          <table:covered-table-cell/>
        </table:table-row>
        <table:table-row>
          <table:table-cell table:style-name="Tableau1.A4" office:value-type="string">
            <text:p text:style-name="P4">On rappelle le dernier cours</text:p>
          </table:table-cell>
          <table:table-cell table:style-name="Tableau1.A2" table:number-columns-spanned="2" office:value-type="string">
            <text:p text:style-name="P4">Conversions et ampèremètre</text:p>
          </table:table-cell>
          <table:covered-table-cell/>
        </table:table-row>
        <table:table-row>
          <table:table-cell table:style-name="Tableau1.A4" office:value-type="string">
            <text:p text:style-name="P4">Correction des question 1 → 4 </text:p>
          </table:table-cell>
          <table:table-cell table:style-name="Tableau1.A2" table:number-columns-spanned="2" office:value-type="string">
            <text:p text:style-name="P4">Ramasse les anciennes page 3 de l’activité</text:p>
            <text:p text:style-name="P4">et distribue les nouvelles </text:p>
          </table:table-cell>
          <table:covered-table-cell/>
        </table:table-row>
        <table:table-row>
          <table:table-cell table:style-name="Tableau1.A4" office:value-type="string">
            <text:p text:style-name="P4">Question 5) pratique</text:p>
            <text:p text:style-name="P4">ampèremètre</text:p>
            <text:p text:style-name="P4">2 lampes</text:p>
            <text:p text:style-name="P4">3 fils</text:p>
            <text:p text:style-name="P4">pile</text:p>
          </table:table-cell>
          <table:table-cell table:style-name="Tableau1.A4" office:value-type="string">
            <text:p text:style-name="P3"/>
          </table:table-cell>
          <table:table-cell table:style-name="Tableau1.A2" office:value-type="string">
            <text:p text:style-name="P3"/>
          </table:table-cell>
        </table:table-row>
        <table:table-row>
          <table:table-cell table:style-name="Tableau1.A2" table:number-columns-spanned="3" office:value-type="string">
            <text:p text:style-name="P4">Bilan de la partie série dicté : <text:span text:style-name="T5">Dans un circuit en série, </text:span><text:span text:style-name="T6">O</text:span><text:span text:style-name="T5">n a vu que la brillance d’une lampe ne dépend pas de sa position: qu’une lampe soit la première après la borne plus de la pile ou qu’elle soit la dernière, elle brillera de la même façon. Ceci est expliqué par la loi </text:span><text:span text:style-name="T7">d’unicité de</text:span><text:span text:style-name="T5"> </text:span><text:span text:style-name="T7">l</text:span><text:span text:style-name="T5">’intensité dans un circuit en série : On a vu que l’intensité était la même </text:span><text:span text:style-name="T7">en tout point </text:span><text:span text:style-name="T6">d</text:span><text:span text:style-name="T7">e</text:span><text:span text:style-name="T6"> notre circuit</text:span><text:span text:style-name="T5">.</text:span></text:p>
          </table:table-cell>
          <table:covered-table-cell/>
          <table:covered-table-cell/>
        </table:table-row>
        <table:table-row>
          <table:table-cell table:style-name="Tableau1.A4" office:value-type="string">
            <text:p text:style-name="P4">On commence la partie 2 :</text:p>
            <text:p text:style-name="P7">générateur</text:p>
            <text:p text:style-name="P7">moteur</text:p>
            <text:p text:style-name="P7">2 lampes</text:p>
            <text:p text:style-name="P7">ampèremètre</text:p>
          </table:table-cell>
          <table:table-cell table:style-name="Tableau1.A4" office:value-type="string">
            <text:p text:style-name="P4">« attention, d’abord on tourne le calibre sur… puis on change les câbles de borne »</text:p>
          </table:table-cell>
          <table:table-cell table:style-name="Tableau1.A2" office:value-type="string">
            <text:p text:style-name="P3">S<text:span text:style-name="T3">ortent la fiche ampèremètre</text:span></text:p>
            <text:p text:style-name="P4">font les mesures les plus précises possible en notant le voltage, l’intensité</text:p>
            <text:p text:style-name="P4"/>
            <text:p text:style-name="P4">pour les élèves les plus rapides, changent le voltage des générateur et refont</text:p>
          </table:table-cell>
        </table:table-row>
        <table:table-row>
          <table:table-cell table:style-name="Tableau1.A4" office:value-type="string">
            <text:p text:style-name="P4">Partie 3 : DI</text:p>
          </table:table-cell>
          <table:table-cell table:style-name="Tableau1.A4" office:value-type="string">
            <text:p text:style-name="P4">Au tableau, méthode de la DI</text:p>
          </table:table-cell>
          <table:table-cell table:style-name="Tableau1.A2" office:value-type="string">
            <text:p text:style-name="P4">Les élèves suivent la démarche en autonomie </text:p>
          </table:table-cell>
        </table:table-row>
        <table:table-row>
          <table:table-cell table:style-name="Tableau1.A2" table:number-columns-spanned="3" office:value-type="string">
            <text:p text:style-name="P4">Bilan : <text:span text:style-name="T5">Dans u</text:span><text:span text:style-name="T8">n circuit en dérivation, </text:span><text:span text:style-name="T9">l’intensité </text:span><text:span text:style-name="T10">dans la branche principale</text:span><text:span text:style-name="T9"> </text:span><text:span text:style-name="T10">est égale à la somme de l’intensité dans toutes les branche dérivées,</text:span><text:span text:style-name="T9"> rien n’est perdu ! c’est la loi d’additivité des intensités !</text:span></text:p>
            <text:p text:style-name="P5"><text:span text:style-name="T9">D</text:span><text:span text:style-name="T4">it autrement, l’intensité qui sort du générateur est répartie entre toutes les branches dérivées. </text:span><text:span text:style-name="T11">I1 = I2 + I3 (avec un schéma)</text:span></text:p>
          </table:table-cell>
          <table:covered-table-cell/>
          <table:covered-table-cell/>
        </table:table-row>
        <table:table-row>
          <table:table-cell table:style-name="Tableau1.A4" office:value-type="string">
            <text:p text:style-name="P4"/>
          </table:table-cell>
          <table:table-cell table:style-name="Tableau1.A4" office:value-type="string">
            <text:p text:style-name="P4"/>
          </table:table-cell>
          <table:table-cell table:style-name="Tableau1.A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center" style:justify-single-word="false"/>
      <style:text-properties officeooo:rsid="00196ed6" officeooo:paragraph-rsid="0019ccb3"/>
    </style:style>
    <style:style style:name="MT1" style:family="text">
      <style:text-properties officeooo:rsid="0019ccb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éance<text:span text:style-name="MT1">4 4ème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date>2020-09-24T23:12:33.153802146</dc:date>
    <meta:editing-duration>PT53M46S</meta:editing-duration>
    <meta:editing-cycles>11</meta:editing-cycles>
    <meta:document-statistic meta:table-count="1" meta:image-count="0" meta:object-count="0" meta:page-count="1" meta:paragraph-count="32" meta:word-count="296" meta:character-count="1640" meta:non-whitespace-character-count="1373"/>
  </office:meta>
</office:document-meta>
</file>